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2.85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2.84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10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3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b_store" calcext:value-type="string">
            <text:p>ct6_db_store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0]" office:value-type="string" office:string-value="ct6_dash" calcext:value-type="string">
            <text:p>ct6_dash</text:p>
          </table:table-cell>
          <table:table-cell table:formula="of:=[.C20]" office:value-type="string" office:string-value="Command line configuration" calcext:value-type="string">
            <text:p>Command line configuration</text:p>
          </table:table-cell>
          <table:table-cell table:content-validation-name="val1"/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V7.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9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5:40:55.71257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6-10T15:41:27.130780028</dc:date>
    <meta:editing-duration>PT13H1M32S</meta:editing-duration>
    <meta:editing-cycles>18</meta:editing-cycles>
    <meta:generator>LibreOffice/24.2.3.2$Linux_X86_64 LibreOffice_project/420$Build-2</meta:generator>
    <meta:document-statistic meta:table-count="2" meta:cell-count="190" meta:object-count="0"/>
  </office:meta>
</office:document-meta>
</file>